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normal" fo:font-weight="bold" officeooo:rsid="0021a94c" officeooo:paragraph-rsid="0021a94c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italic" fo:font-weight="bold" officeooo:rsid="0021a94c" officeooo:paragraph-rsid="0021a94c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italic" fo:font-weight="normal" officeooo:rsid="0021a94c" officeooo:paragraph-rsid="0021a94c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Footnote">
      <style:paragraph-properties fo:text-align="justify" style:justify-single-word="false"/>
      <style:text-properties style:font-name="Garamond" officeooo:rsid="00244758" officeooo:paragraph-rsid="00244758"/>
    </style:style>
    <style:style style:name="P5" style:family="paragraph" style:parent-style-name="Standard">
      <style:paragraph-properties fo:margin-top="0.42cm" fo:margin-bottom="0cm" loext:contextual-spacing="false" fo:line-height="150%" fo:text-align="justify" style:justify-single-word="false"/>
      <style:text-properties style:font-name="Helvetica" fo:font-size="14pt" fo:font-style="normal" fo:font-weight="bold" officeooo:rsid="0021a94c" officeooo:paragraph-rsid="0021a94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42cm" fo:margin-bottom="0cm" loext:contextual-spacing="false" fo:line-height="150%" fo:text-align="center" style:justify-single-word="false"/>
      <style:text-properties officeooo:paragraph-rsid="00244758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paragraph-rsid="003637f9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3e4bf4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paragraph-rsid="004296c2"/>
    </style:style>
    <style:style style:name="P10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1.27cm" style:auto-text-indent="true"/>
      <style:text-properties officeooo:paragraph-rsid="0030c597"/>
    </style:style>
    <style:style style:name="P11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1.27cm" style:auto-text-indent="true"/>
      <style:text-properties officeooo:paragraph-rsid="00301989"/>
    </style:style>
    <style:style style:name="P12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1.27cm" style:auto-text-indent="true"/>
      <style:text-properties officeooo:paragraph-rsid="00424ba3"/>
    </style:style>
    <style:style style:name="P13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1.27cm" style:auto-text-indent="true"/>
      <style:text-properties officeooo:rsid="003637f9" officeooo:paragraph-rsid="003637f9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style:font-name="Garamond" fo:font-size="12pt" fo:font-style="normal" fo:font-weight="normal" officeooo:rsid="0021e52a" officeooo:paragraph-rsid="0021e52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officeooo:paragraph-rsid="00327159"/>
    </style:style>
    <style:style style:name="P16" style:family="paragraph" style:parent-style-name="Standard" style:list-style-name="L1">
      <style:paragraph-properties fo:line-height="150%" fo:text-align="justify" style:justify-single-word="false" fo:break-before="page"/>
      <style:text-properties officeooo:paragraph-rsid="0040b8fa"/>
    </style:style>
    <style:style style:name="P17" style:family="paragraph" style:parent-style-name="Standard" style:list-style-name="L2">
      <style:paragraph-properties fo:margin-top="0cm" fo:margin-bottom="0.21cm" loext:contextual-spacing="false" fo:line-height="150%" fo:text-align="justify" style:justify-single-word="false"/>
      <style:text-properties officeooo:rsid="003637f9" officeooo:paragraph-rsid="003637f9"/>
    </style:style>
    <style:style style:name="P18" style:family="paragraph" style:parent-style-name="Standard" style:list-style-name="L2">
      <style:paragraph-properties fo:margin-top="0cm" fo:margin-bottom="0.21cm" loext:contextual-spacing="false" fo:line-height="150%" fo:text-align="justify" style:justify-single-word="false"/>
      <style:text-properties officeooo:paragraph-rsid="003637f9"/>
    </style:style>
    <style:style style:name="T1" style:family="text">
      <style:text-properties style:font-name="Helvetica" fo:font-size="14pt" fo:font-style="normal" fo:font-weight="bold" officeooo:rsid="00244758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Helvetica" fo:font-size="14pt" fo:font-style="normal" fo:font-weight="bold" officeooo:rsid="00424ba3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Helvetica" fo:font-size="14pt" fo:font-style="italic" fo:font-weight="bold" officeooo:rsid="00424ba3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Helvetica" fo:font-size="14pt" fo:font-style="italic" fo:font-weight="bold" officeooo:rsid="00244758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Garamond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Garamond" fo:font-size="12pt" fo:font-style="normal" fo:font-weight="normal" officeooo:rsid="002775e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Garamond" fo:font-size="12pt" fo:font-style="normal" fo:font-weight="normal" officeooo:rsid="0021e52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Garamond" fo:font-size="12pt" fo:font-style="normal" fo:font-weight="normal" officeooo:rsid="0025ac35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Garamond" fo:font-size="12pt" fo:font-style="normal" fo:font-weight="normal" officeooo:rsid="002936c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Garamond" fo:font-size="12pt" fo:font-style="normal" fo:font-weight="normal" officeooo:rsid="002ab1e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Garamond" fo:font-size="12pt" fo:font-style="normal" fo:font-weight="normal" officeooo:rsid="002c9de0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Garamond" fo:font-size="12pt" fo:font-style="normal" fo:font-weight="normal" officeooo:rsid="002e77cb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Garamond" fo:font-size="12pt" fo:font-style="normal" fo:font-weight="normal" officeooo:rsid="0030c597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Garamond" fo:font-size="12pt" fo:font-style="normal" fo:font-weight="normal" officeooo:rsid="0031647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Garamond" fo:font-size="12pt" fo:font-style="normal" fo:font-weight="normal" officeooo:rsid="0032715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Garamond" fo:font-size="12pt" fo:font-style="normal" fo:font-weight="normal" officeooo:rsid="0032ad8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Garamond" fo:font-size="12pt" fo:font-style="normal" fo:font-weight="normal" officeooo:rsid="00346508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Garamond" fo:font-size="12pt" fo:font-style="normal" fo:font-weight="normal" officeooo:rsid="0030198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Garamond" fo:font-size="12pt" fo:font-style="normal" fo:font-weight="normal" officeooo:rsid="00346c95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Garamond" fo:font-size="12pt" fo:font-style="normal" fo:font-weight="normal" officeooo:rsid="00382bb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Garamond" fo:font-size="12pt" fo:font-style="normal" fo:font-weight="normal" officeooo:rsid="0039ad32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Garamond" fo:font-size="12pt" fo:font-style="normal" fo:font-weight="normal" officeooo:rsid="003b519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Garamond" fo:font-size="12pt" fo:font-style="normal" fo:font-weight="normal" officeooo:rsid="003cc41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Garamond" fo:font-size="12pt" fo:font-style="normal" fo:font-weight="normal" officeooo:rsid="003e4bf4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Garamond" fo:font-size="12pt" fo:font-style="normal" fo:font-weight="normal" officeooo:rsid="0040b8fa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Garamond" fo:font-size="12pt" fo:font-style="normal" fo:font-weight="normal" officeooo:rsid="00424ba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Garamond" fo:font-size="12pt" fo:font-style="normal" fo:font-weight="normal" officeooo:rsid="004296c2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Garamond" fo:font-size="12pt" fo:font-style="italic" fo:font-weight="normal" officeooo:rsid="002775e8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Garamond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Garamond" fo:font-size="12pt" fo:font-style="italic" fo:font-weight="normal" officeooo:rsid="002936c9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Garamond" fo:font-size="12pt" fo:font-style="italic" fo:font-weight="normal" officeooo:rsid="0032715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Garamond" fo:font-size="12pt" fo:font-style="italic" fo:font-weight="normal" officeooo:rsid="002775e8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Garamond" fo:font-size="12pt" fo:font-style="italic" fo:font-weight="normal" officeooo:rsid="003e4bf4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Garamond" fo:font-size="12pt" fo:font-style="italic" fo:font-weight="normal" officeooo:rsid="004296c2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a fundación</text:span><text:span text:style-name="T3"> Wikimedia</text:span><text:span text:style-name="T4"> </text:span><text:span text:style-name="T1">frente a la Directiva Europea sobre los derechos de autor en el mercado único digital</text:span><text:span text:style-name="T1"><text:note text:id="ftn0" text:note-class="footnote"><text:note-citation>1</text:note-citation><text:note-body><text:p text:style-name="P4">Directiva (UE) 2019/790 del Parlamento Europeo y del Consejo, de 17 de abril de 2019, sobre los derechos de autor y derechos afines en el mercado único digital, y por la que se modifican las Directivas 96/9/CE y 2001/29/CE.</text:p></text:note-body></text:note></text:span></text:p>
      <text:p text:style-name="P10"><text:span text:style-name="T7">E</text:span><text:span text:style-name="T8">l mercado digital, hasta este pasado marzo, se hallaba regulado por una directiva de 2001, cuando aún ni YouTube ni los teléfonos inteligentes existían. E</text:span><text:span text:style-name="T9">s por ello que en</text:span><text:span text:style-name="T8"> </text:span><text:span text:style-name="T9">septiembre de </text:span><text:span text:style-name="T8">2016 se i</text:span><text:span text:style-name="T9">nició</text:span><text:span text:style-name="T8"> una travesía que durar</text:span><text:span text:style-name="T9">ía</text:span><text:span text:style-name="T8"> dos años y medio para tratar de adaptar la legislación a un mundo labrado por Internet y las comunicaciones masivas. </text:span><text:span text:style-name="T9">La propuesta de Directiva resultante afecta</text:span><text:span text:style-name="T13">ba</text:span><text:span text:style-name="T9"> a todos los actores del ecosistema de la red: creadores, productores, servicios de </text:span><text:span text:style-name="T30">streaming</text:span><text:span text:style-name="T9">, universidades, empresas privadas como Google o Facebook, etc. </text:span><text:span text:style-name="T10">Ya en su momento, hicieron falta tres años para concretar las medidas contenidas en la propuesta, y casi tres años fueron necesarias para alcanzar un acuerdo de modo que entrasen en vigor.</text:span></text:p>
      <text:p text:style-name="P10"><text:span text:style-name="T11">Desde el primer momento, medios de comunicación, políticos, organizaciones de defensa de los derechos en Internet, etc., mantuvieron un fuego cruzado </text:span><text:span text:style-name="T12">de presiones sobre el destino d</text:span><text:span text:style-name="T11">e </text:span><text:span text:style-name="T12">y de posturas sobre e</text:span><text:span text:style-name="T11">l proyecto. </text:span><text:span text:style-name="T13">Sus defensores argüían que la propuesta redundaba en una retribución más justa del trabajo de artistas y periodistas frente a grandes empresas como Google. Los críticos, por el contrario, señalaban que la directiva quebranta el espíritu de Internet, imponiendo una censura innecesaria. </text:span><text:span text:style-name="T14">Además, millones de euros estaban en juego.</text:span></text:p>
      <text:p text:style-name="P11"><text:span text:style-name="T11">E</text:span><text:span text:style-name="T18">l </text:span><text:span text:style-name="T16">pasado</text:span><text:span text:style-name="T18"> 26 de marzo de 2019 el Parlamento votó para convertir la hoja de ruta en directiva o tumbarla, definitivamente. </text:span><text:span text:style-name="T16">El resultado fue la aprobación, con 348 votos a favor y 274 en contra, de una directiva que renueva los derechos de autor a nivel comunitario, y que los Estados miembros deben trasponer a la legislación nacional en un plazo de d</text:span><text:span text:style-name="T17">os años.</text:span></text:p>
      <text:p text:style-name="P13"><text:soft-page-break/><text:span text:style-name="T17">L</text:span><text:span text:style-name="T5">as batallas se desarrollaban, en lo fundamental, en relación a dos artículos de la directiva:</text:span></text:p>
      <text:list xml:id="list3636747349" text:style-name="L2">
        <text:list-item>
          <text:p text:style-name="P17"><text:span text:style-name="T5">El artículo 15 «Protección de las publicaciones de prensa en lo relativo a los usos en línea» del Capítulo 1 «Derecho sobre publicaciones» del Título IV «Medidas para garantizar el correcto funcionamiento del mercado de derechos de autor», que </text:span><text:span text:style-name="T20">se traduce en el derecho para los editores de publicaciones de prensa de gestionar sus derechos de autor, cobrando o no cierto importe a quienes creen enlaces o los usen como fuentes, como pago por hacer uso de dicha información protegida.</text:span></text:p>
        </text:list-item>
        <text:list-item>
          <text:p text:style-name="P18"><text:span text:style-name="T5">El artículo 17 «Uso de contenidos protegidos por parte de prestadores de servicios para compartir contenidos en línea» del Capítulo 2 «Determinados usos de contenidos protegidos por servicios en línea», del mismo Título, que </text:span><text:span text:style-name="T21">obliga a las plataformas a monitorizar el contenido procedente de los usuarios para asegurar que cumple con los derechos derivados de la </text:span><text:span text:style-name="T22">protección de la </text:span><text:span text:style-name="T21">propiedad intelectual, </text:span><text:span text:style-name="T23">incluidos entre ellos sitios como Wikipedia o GitHub, que abogan por la libre compartición de información.</text:span></text:p>
        </text:list-item>
      </text:list>
      <text:p text:style-name="P12"><text:span text:style-name="T26">En su condición de afectado, la fundación Wikimedia – </text:span><text:span text:style-name="T27">organización sin ánimo de lucro, sede de sitios como </text:span><text:span text:style-name="T34">Wikipedia</text:span><text:span text:style-name="T27">, </text:span><text:span text:style-name="T34">Wikilibros</text:span><text:span text:style-name="T27">, </text:span><text:span text:style-name="T34">Wikiquote</text:span><text:span text:style-name="T27">, etc. –</text:span><text:span text:style-name="T26">, </text:span><text:span text:style-name="T27">junto con plataformas como YouTube, Twitch y Reddit, emprendieron una campaña contra la directiva.</text:span></text:p>
      <text:p text:style-name="P5">Nivel 2</text:p>
      <text:p text:style-name="P1">Nivel 3</text:p>
      <text:p text:style-name="P2">Nivel 4.</text:p>
      <text:p text:style-name="P3">Nivel 5.</text:p>
      <text:p text:style-name="P14">Texto…</text:p>
      <text:list xml:id="list2068961924" text:style-name="L1">
        <text:list-item>
          <text:p text:style-name="P16"><text:span text:style-name="T6">D</text:span><text:span text:style-name="T19">irectiva (UE) 2019/790 del Parlamento Europeo y del Consejo, de 17 de abril de 2019, sobre los derechos de autor y derechos afines en el mercado único digital y por la que se modifican las Directivas 96/9/CE y 2001/29/CE </text:span><text:span text:style-name="T25">[Archivo PDF]. Recuperado de https://eur-lex.europa.eu/legal-content/EN/TXT/?qid=1571672497778&amp;uri=CELEX:32019L0790</text:span><text:span text:style-name="T19">.</text:span></text:p>
        </text:list-item>
        <text:list-item>
          <text:p text:style-name="P8"><text:span text:style-name="T19">P</text:span><text:span text:style-name="T24">astor, J. (26 de marzo de 2019). Se aprueba la directiva del </text:span><text:span text:style-name="T33">copyright</text:span><text:span text:style-name="T24"> en la Unión Europea: llegan el artículo 11 y el artículo 13. ¿Y ahora qué? Lugar de publicación: </text:span><text:span text:style-name="T33">Xataka</text:span><text:span text:style-name="T24">. Recuperado de https://www.xataka.com/legislacion-y-derechos/se-aprueba-directiva-copyright-union-europea</text:span></text:p>
        </text:list-item>
        <text:list-item>
          <text:p text:style-name="P7"><text:span text:style-name="T6">Koch, T., Abellán, L. (15 de septiembre de 2016). Europa quiere proteger a los autores en Internet y frente a Google. </text:span><text:span text:style-name="T28">El País</text:span><text:span text:style-name="T6">. Recuperado de https://elpais.com/cultura/2016/09/14/actualidad/1473853428_995625.html</text:span></text:p>
        </text:list-item>
        <text:list-item>
          <text:p text:style-name="P7"><text:span text:style-name="T15">Koch, T., Sánchez, A. (25 de marzo de 2019). </text:span><text:bookmark text:name="articulo-titulo"/><text:span text:style-name="T15">La reforma europea del derecho de autor celebra su asalto final.</text:span><text:span text:style-name="T31"> El País</text:span><text:span text:style-name="T15">. Recuperado de https://elpais.com/cultura/2019/03/25/actualidad/1553524628_230098.html</text:span></text:p>
        </text:list-item>
        <text:list-item>
          <text:p text:style-name="P9"><text:span text:style-name="T15">G</text:span><text:span text:style-name="T27">onzález, G. (21 de marzo de 2019). La Wikipedia se apaga y PornHub, Twitch y Reddit protestan contra la nueva directiva de </text:span><text:span text:style-name="T34">copyright </text:span><text:span text:style-name="T27">europea. Lugar de publicación: </text:span><text:span text:style-name="T34">Genbeta</text:span><text:span text:style-name="T27">. Recuperado de https://www.genbeta.com/actualidad/wikipedia-se-apaga-pornhub-twitch-reddit-protestan-nueva-directiva-copyright-europea</text:span><text:span text:style-name="T27">.</text:span></text:p>
        </text:list-item>
      </text:list>
      <text:p text:style-name="P15"><text:span text:style-name="T3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3.81cm" fo:margin-right="3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6:43:57.807000000</meta:creation-date>
    <meta:generator>LibreOffice/6.3.2.2$Windows_X86_64 LibreOffice_project/98b30e735bda24bc04ab42594c85f7fd8be07b9c</meta:generator>
    <meta:editing-duration>PT1H32M46S</meta:editing-duration>
    <meta:editing-cycles>25</meta:editing-cycles>
    <dc:title>Samuel por defecto</dc:title>
    <dc:date>2019-10-21T18:27:00.762000000</dc:date>
    <meta:document-statistic meta:table-count="0" meta:image-count="0" meta:object-count="0" meta:page-count="3" meta:paragraph-count="20" meta:word-count="706" meta:character-count="4693" meta:non-whitespace-character-count="4011"/>
    <meta:template xlink:type="simple" xlink:actuate="onRequest" xlink:title="Samuel por defecto" xlink:href="file:///C:/Users/Platón/AppData/Roaming/LibreOffice/4/user/template/Samuel%20por%20defecto.ott" meta:date="2019-10-21T16:43:54.375000000"/>
  </office:meta>
</office:document-meta>
</file>